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EC00000595950B21CD8319E6AB.png" manifest:media-type="image/png"/>
  <manifest:file-entry manifest:full-path="Pictures/100002010000074B000003B40D81317769215DBD.png" manifest:media-type="image/png"/>
  <manifest:file-entry manifest:full-path="Pictures/10000000000009EC00000594487C9E3B5FAC5A8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10.865cm" fo:min-width="21.156cm" fo:padding-top="0.125cm" fo:padding-bottom="0.125cm" fo:padding-left="0.25cm" fo:padding-right="0.25cm" fo:wrap-option="wrap" style:protect="position size"/>
    </style:style>
    <style:style style:name="gr3" style:family="graphic" style:parent-style-name="standard">
      <style:graphic-properties draw:stroke="none" svg:stroke-width="0cm" draw:fill="solid" draw:fill-color="#bebebd" draw:textarea-vertical-align="top" draw:auto-grow-height="false" fo:min-height="0.694cm" fo:min-width="2.125cm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2.341cm" fo:min-width="3.957cm" fo:padding-top="0.356cm" fo:padding-bottom="0.356cm" fo:padding-left="0.356cm" fo:padding-right="0.191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2.485cm" fo:min-width="3.017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2.341cm" fo:min-width="3.957cm" fo:padding-top="0.356cm" fo:padding-bottom="0.356cm" fo:padding-left="0.356cm" fo:padding-right="0.191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gradient" draw:fill-gradient-name="Gradient_20_1" draw:textarea-vertical-align="middle" draw:auto-grow-height="false" draw:fit-to-size="false" style:shrink-to-fit="false" fo:min-height="2.341cm" fo:min-width="3.957cm" fo:padding-top="0.356cm" fo:padding-bottom="0.356cm" fo:padding-left="0.356cm" fo:padding-right="0.191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style:shrink-to-fit="true" fo:min-height="11.049cm" fo:padding-top="0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.212cm" fo:line-height="12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P7" style:family="paragraph">
      <style:paragraph-properties fo:margin-left="0cm" fo:margin-right="0cm" fo:margin-top="0.353cm" fo:margin-bottom="0.212cm" fo:line-height="12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9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solid" draw:fill-color="#bebebd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.22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gradient" draw:fill-gradient-name="Gradient_20_1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60pt" fo:letter-spacing="normal" fo:language="en" fo:country="IN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language="en" fo:country="IN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34pt" fo:letter-spacing="normal" fo:language="en" fo:country="IN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" style:family="text">
      <style:text-properties fo:font-variant="normal" fo:text-transform="none" fo:color="#f2e29a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2e29a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2e29a" style:text-line-through-style="none" style:text-line-through-type="none" style:text-position="0% 100%" style:font-name="Arial2" fo:font-size="20pt" fo:letter-spacing="normal" fo:language="en" fo:country="IN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0efd6" style:text-line-through-style="none" style:text-line-through-type="none" style:text-position="0% 100%" style:font-name="Arial2" fo:font-size="80pt" fo:letter-spacing="normal" fo:language="en" fo:country="IN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6cm"/>
        <style:text-properties fo:font-family="Wingdings" style:font-pitch="variable" style:font-charset="x-symbol" fo:color="#d9d899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7.875cm" svg:height="10.742cm" svg:x="4.707cm" svg:y="2.284cm" presentation:class="title" presentation:user-transformed="true">
          <draw:text-box>
            <text:p text:style-name="P1"><text:span text:style-name="T1">Inventory Management System</text:span></text:p>
          </draw:text-box>
        </draw:frame>
        <draw:frame draw:name="Subtitle 2" presentation:style-name="pr2" draw:text-style-name="P4" draw:layer="layout" svg:width="9.905cm" svg:height="2.958cm" svg:x="12.677cm" svg:y="14.145cm" presentation:class="subtitle" presentation:user-transformed="true">
          <draw:text-box>
            <text:p text:style-name="P3"><text:span text:style-name="T2">ADITYA JADHAV</text:span></text:p>
            <text:p text:style-name="P3"><text:span text:style-name="T2">31332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mary Objective" draw:style-name="dp3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3">Primary Objective</text:span></text:p>
          </draw:text-box>
        </draw:frame>
        <draw:frame draw:name="Content Placeholder 2" presentation:style-name="pr5" draw:text-style-name="P8" draw:layer="layout" svg:width="21.656cm" svg:height="7.276cm" svg:x="8.59cm" svg:y="6.889cm" presentation:class="outline" presentation:user-transformed="true">
          <draw:text-box>
            <text:list text:style-name="L2">
              <text:list-item>
                <text:p text:style-name="P7"><text:span text:style-name="T4">The </text:span><text:span text:style-name="T5">main aim</text:span><text:span text:style-name="T4"> is to keep the stock in such a way that it is </text:span><text:span text:style-name="T4">neither overstock nor understock. To ensure a continuous </text:span><text:span text:style-name="T4">supply of materials and stock so that production should not </text:span><text:span text:style-name="T4">suffer at the time of customers demand</text:span></text:p>
              </text:list-item>
              <text:list-item>
                <text:p text:style-name="P7"><text:span text:style-name="T4">To keep records such as Details of products, inventory </text:span><text:span text:style-name="T4">purchasing, payment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alities" draw:style-name="dp3" draw:master-page-name="Title_20_and_20_Content" presentation:presentation-page-layout-name="AL2T11" xml:id="id3" draw:id="id3">
        <office:forms form:automatic-focus="false" form:apply-design-mode="false"/>
        <draw:frame draw:name="Title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3">Functionalities</text:span></text:p>
          </draw:text-box>
        </draw:frame>
        <draw:frame draw:name="Content Placeholder 2" presentation:style-name="pr7" draw:text-style-name="P8" draw:layer="layout" svg:width="21.656cm" svg:height="11.104cm" svg:x="9.336cm" svg:y="4.878cm" presentation:class="outline" presentation:user-transformed="true">
          <draw:text-box>
            <text:p text:style-name="P9"><text:span text:style-name="T6">1) To display available stock and unit price of each item</text:span></text:p>
            <text:p text:style-name="P9"><text:span text:style-name="T6">2) Tracking the information of the supplier, customer and </text:span><text:span text:style-name="T6">payments.</text:span></text:p>
            <text:p text:style-name="P9"><text:span text:style-name="T6">3) Providing detailed reports and billing to prevent tax exemptions </text:span><text:span text:style-name="T6"><text:s text:c="7"/>by vendors and tracking essential purchases so <text:s/>as to </text:span><text:span text:style-name="T6">ensure maximum transparency</text:span></text:p>
          </draw:text-box>
        </draw:frame>
        <anim:par presentation:node-type="timing-root">
          <anim:par smil:begin="id3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ea of Application and types of Users" draw:style-name="dp3" draw:master-page-name="Title_20_and_20_Content" presentation:presentation-page-layout-name="AL2T11" xml:id="id4" draw:id="id4">
        <office:forms form:automatic-focus="false" form:apply-design-mode="false"/>
        <draw:frame draw:name="Title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0"><text:span text:style-name="T3">Area of Application and types of Users</text:span></text:p>
          </draw:text-box>
        </draw:frame>
        <draw:frame draw:name="Content Placeholder 2" presentation:style-name="pr7" draw:text-style-name="P8" draw:layer="layout" svg:width="21.656cm" svg:height="11.104cm" svg:x="9.033cm" svg:y="5.071cm" presentation:class="outline" presentation:user-transformed="true">
          <draw:text-box>
            <text:list text:style-name="L2">
              <text:list-item>
                <text:p text:style-name="P11"><text:span text:style-name="T6">1} To be used primarily in field of medicine, agriculture and other essentials</text:span></text:p>
              </text:list-item>
              <text:list-item>
                <text:p text:style-name="P11"><text:span text:style-name="T6">2} User Types</text:span></text:p>
              </text:list-item>
              <text:list-item>
                <text:p text:style-name="P11"><text:span text:style-name="T6">A) Vendors – Having Editing, Validation and Viewing access</text:span></text:p>
              </text:list-item>
              <text:list-item>
                <text:p text:style-name="P11"><text:span text:style-name="T6">B) Customers – Having view only acces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rations and Working" draw:style-name="dp3" draw:master-page-name="Title_20_and_20_Content" presentation:presentation-page-layout-name="AL2T11" xml:id="id5" draw:id="id5">
        <office:forms form:automatic-focus="false" form:apply-design-mode="false"/>
        <draw:frame draw:name="Title 1" presentation:style-name="pr4" draw:text-style-name="P6" draw:layer="layout" svg:width="22.105cm" svg:height="2.991cm" svg:x="7.255cm" svg:y="2.245cm" presentation:class="title" presentation:user-transformed="true">
          <draw:text-box>
            <text:p text:style-name="P1"><text:span text:style-name="T3">Operations and Working</text:span></text:p>
          </draw:text-box>
        </draw:frame>
        <draw:frame draw:name="Content Placeholder 2" presentation:style-name="pr7" draw:text-style-name="P8" draw:layer="layout" svg:width="21.656cm" svg:height="11.104cm" svg:x="9.942cm" svg:y="4.652cm" presentation:class="outline" presentation:user-transformed="true">
          <draw:text-box>
            <text:list text:style-name="L2">
              <text:list-item>
                <text:p text:style-name="P11"><text:span text:style-name="T6">1) Editing would be done exclusively by vendors followed by validations from both retailers</text:span></text:p>
              </text:list-item>
              <text:list-item>
                <text:p text:style-name="P11"><text:span text:style-name="T6">2) Using digital modes of payment to ensure maximum transparency</text:span></text:p>
              </text:list-item>
              <text:list-item>
                <text:p text:style-name="P11"><text:span text:style-name="T6">3)Authorization of vendors and all retailers from admin sid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Diagram" draw:style-name="dp3" draw:master-page-name="Title_20_and_20_Content" presentation:presentation-page-layout-name="AL2T11" xml:id="id6" draw:id="id6">
        <office:forms form:automatic-focus="false" form:apply-design-mode="false"/>
        <draw:frame draw:name="Title 1" presentation:style-name="pr4" draw:text-style-name="P6" draw:layer="layout" svg:width="22.105cm" svg:height="2.913cm" svg:x="6.874cm" svg:y="2.272cm" presentation:class="title" presentation:user-transformed="true">
          <draw:text-box>
            <text:p text:style-name="P1"><text:span text:style-name="T3"><text:s text:c="2"/></text:span><text:span text:style-name="T3">Diagram</text:span></text:p>
          </draw:text-box>
        </draw:frame>
        <draw:g draw:name="Content Placeholder 15">
          <draw:custom-shape draw:style-name="gr2" draw:text-style-name="P12" draw:layer="layout" svg:width="21.655cm" svg:height="11.114cm" svg:x="6.105cm" svg:y="4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3" draw:layer="layout" svg:width="2.871cm" svg:height="3.269cm" draw:transform="rotate (-1.5707963267949) translate (14.339cm 8.216cm)">
            <text:p/>
            <draw:enhanced-geometry draw:mirror-horizontal="false" draw:mirror-vertical="false" svg:viewBox="0 0 0 0" draw:text-areas="0 ?f13 ?f11 ?f17" draw:type="ooxml-bentUpArrow" draw:modifiers="32840 25000 3578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custom-shape draw:style-name="gr4" draw:text-style-name="P15" draw:layer="layout" svg:width="4.834cm" svg:height="3.383cm" svg:x="10.507cm" svg:y="4.834cm">
            <text:p text:style-name="P14"><text:span text:style-name="T2">Manufacturing Unit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style-name="gr5" draw:text-style-name="P12" draw:layer="layout" svg:width="3.516cm" svg:height="2.734cm" svg:x="15.342cm" svg:y="5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13" draw:layer="layout" svg:width="2.871cm" svg:height="3.269cm" draw:transform="rotate (-1.5707963267949) translate (18.348cm 12.018cm)">
            <text:p/>
            <draw:enhanced-geometry draw:mirror-horizontal="false" draw:mirror-vertical="false" svg:viewBox="0 0 0 0" draw:text-areas="0 ?f13 ?f11 ?f17" draw:type="ooxml-bentUpArrow" draw:modifiers="32840 25000 35780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range-y-minimum="0" draw:handle-range-y-maximum="50000" draw:handle-position="0 ?f13"/>
              <draw:handle draw:handle-range-x-minimum="0" draw:handle-range-x-maximum="50000" draw:handle-position="?f6 0"/>
              <draw:handle draw:handle-range-y-minimum="0" draw:handle-range-y-maximum="50000" draw:handle-position="?f10 ?f4"/>
            </draw:enhanced-geometry>
          </draw:custom-shape>
          <draw:custom-shape draw:style-name="gr6" draw:text-style-name="P15" draw:layer="layout" svg:width="4.834cm" svg:height="3.383cm" svg:x="14.516cm" svg:y="8.635cm">
            <text:p text:style-name="P14"><text:span text:style-name="T2">Vendor Community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style-name="gr5" draw:text-style-name="P12" draw:layer="layout" svg:width="3.516cm" svg:height="2.734cm" svg:x="19.351cm" svg:y="8.9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5" draw:layer="layout" svg:width="4.834cm" svg:height="3.383cm" svg:x="18.525cm" svg:y="12.437cm">
            <text:p text:style-name="P14"><text:span text:style-name="T2">Customers</text:span></text:p>
            <draw:enhanced-geometry draw:mirror-horizontal="false" draw:mirror-vertical="false" svg:viewBox="0 0 0 0" draw:text-areas="?f5 ?f5 ?f6 ?f7" draw:type="ooxml-roundRect" draw:modifiers="1667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</draw:g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 xml:id="id7" draw:id="id7">
        <office:forms form:automatic-focus="false" form:apply-design-mode="false"/>
        <draw:frame draw:name="Content Placeholder 2" presentation:style-name="pr5" draw:text-style-name="P8" draw:layer="layout" svg:width="21.656cm" svg:height="11.104cm" svg:x="7.255cm" svg:y="3.741cm" presentation:class="outline" presentation:user-transformed="true">
          <draw:text-box>
            <text:list text:style-name="L2">
              <text:list-item>
                <text:p text:style-name="P11"><text:span text:style-name="T7">THANK YOU!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3" svg:font-family="Arial" style:font-family-generic="swiss"/>
    <style:font-face style:name="arial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f4037" draw:end-color="#262818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9EC00000594487C9E3B5FAC5A88.jpg" xlink:type="simple" xlink:show="embed" xlink:actuate="onLoad"/>
    <draw:fill-image draw:name="msFillBitmap_20_2" draw:display-name="msFillBitmap 2" xlink:href="Pictures/10000000000009EC00000594487C9E3B5FAC5A8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svg:stroke-linecap="butt" draw:fill="solid" draw:fill-color="#2c2d1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svg:stroke-linecap="butt" draw:fill="solid" draw:fill-color="#d9d8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svg:stroke-linecap="butt" draw:fill="solid" draw:fill-color="#2c2d1f" draw:opacity="9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2c2d1f"/>
      <style:paragraph-properties fo:text-align="center"/>
      <style:text-properties fo:font-size="18pt"/>
    </style:style>
    <style:style style:name="MP7" style:family="paragraph">
      <loext:graphic-properties draw:fill="solid" draw:fill-color="#d9d899"/>
      <style:paragraph-properties fo:text-align="center"/>
      <style:text-properties fo:font-size="18pt"/>
    </style:style>
    <style:style style:name="MP8" style:family="paragraph">
      <loext:graphic-properties draw:fill="solid" draw:fill-color="#2c2d1f" draw:opacity="92%"/>
      <style:paragraph-properties fo:text-align="center"/>
      <style:text-properties fo:font-size="18pt"/>
    </style:style>
    <style:style style:name="MP9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center" style:writing-mode="lr-tb" style:font-independent-line-spacing="true"/>
      <style:text-properties fo:font-size="8pt" style:font-size-asian="14pt" style:font-size-complex="14pt"/>
    </style:style>
    <style:style style:name="MP13" style:family="paragraph">
      <style:paragraph-properties fo:text-align="center" style:writing-mode="lr-tb"/>
      <style:text-properties fo:font-size="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d9d899" style:text-line-through-style="none" style:text-line-through-type="none" style:text-position="0% 100%" style:font-name="Wingdings 3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2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d9d899" style:text-line-through-style="none" style:text-line-through-type="none" style:text-position="0% 100%" style:font-name="Wingdings 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17" draw:style-name="Mgr3" draw:text-style-name="MP5" draw:layer="backgroundobjects" svg:width="26cm" svg:height="13.201cm" svg:x="7.866cm" svg:y="5.848cm">
        <draw:image xlink:href="Pictures/100002010000074B000003B40D81317769215DBD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201000009EC00000595950B21CD8319E6AB.png" xlink:type="simple" xlink:show="embed" xlink:actuate="onLoad" loext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8" draw:layer="backgroundobjects" svg:width="22.039cm" svg:height="19.049cm" svg:x="2.7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075cm" svg:height="19.049cm" svg:x="24.8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15.327cm" svg:height="6.301cm" svg:x="7.255cm" svg:y="9.525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2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3"><text:date style:data-style-name="D1" text:date-value="2020-08-07">8/7/20</text:date></text:span></text:p>
        </draw:text-box>
      </draw:frame>
      <draw:frame draw:name="Footer Placeholder 4" presentation:style-name="Mpr3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 text:style-name="MP13"><text:span text:style-name="MT3"/></text:p>
          <text:p text:style-name="MP11"><text:span text:style-name="MT3"><text:s text:c="14"/></text:span></text:p>
        </draw:text-box>
      </draw:frame>
      <draw:frame draw:name="Slide Number Placeholder 5" presentation:style-name="Mpr4" draw:text-style-name="MP15" draw:layer="backgroundobjects" svg:width="1.768cm" svg:height="0.896cm" svg:x="0.44cm" svg:y="0.457cm" presentation:class="page-number" presentation:user-transformed="true">
        <draw:text-box>
          <text:p text:style-name="MP14"><text:span text:style-name="MT4"><text:page-number>1</text:page-number></text:span></text:p>
        </draw:text-box>
      </draw:frame>
      <draw:custom-shape draw:name="TextBox 12" draw:style-name="Mgr7" draw:text-style-name="MP17" draw:layer="backgroundobjects" svg:width="1.154cm" svg:height="1.267cm" svg:x="6.087cm" svg:y="9.063cm">
        <text:p text:style-name="MP16"><text:span text:style-name="MT5">z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17" draw:style-name="Mgr3" draw:text-style-name="MP5" draw:layer="backgroundobjects" svg:width="26cm" svg:height="13.201cm" svg:x="7.866cm" svg:y="5.848cm">
        <draw:image xlink:href="Pictures/100002010000074B000003B40D81317769215DBD.png" xlink:type="simple" xlink:show="embed" xlink:actuate="onLoad" loext:mime-type="image/png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201000009EC00000595950B21CD8319E6AB.png" xlink:type="simple" xlink:show="embed" xlink:actuate="onLoad" loext:mime-type="image/png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6" draw:text-style-name="MP8" draw:layer="backgroundobjects" svg:width="28.811cm" svg:height="19.049cm" svg:x="2.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svg:width="0.075cm" svg:height="19.049cm" svg:x="31.60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8" draw:layer="backgroundobjects" svg:width="22.105cm" svg:height="2.991cm" svg:x="7.255cm" svg:y="2.245cm" presentation:class="title" presentation:user-transformed="true">
        <draw:text-box>
          <text:p text:style-name="MP9"><text:span text:style-name="MT6">Click to edit Master title style</text:span></text:p>
        </draw:text-box>
      </draw:frame>
      <draw:frame draw:name="Content Placeholder 2" presentation:style-name="Mpr8" draw:text-style-name="MP21" draw:layer="backgroundobjects" svg:width="21.656cm" svg:height="11.104cm" svg:x="7.704cm" svg:y="5.7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  <text:list>
                <text:list-item>
                  <text:p text:style-name="MP20"><text:span text:style-name="MT4">Second level</text:span></text:p>
                  <text:list>
                    <text:list-item>
                      <text:p text:style-name="MP20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3"><text:date style:data-style-name="D1" text:date-value="2020-08-07">8/7/20</text:date></text:span></text:p>
        </draw:text-box>
      </draw:frame>
      <draw:frame draw:name="Footer Placeholder 4" presentation:style-name="Mpr10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 text:style-name="MP13"><text:span text:style-name="MT3"/></text:p>
          <text:p text:style-name="MP11"><text:span text:style-name="MT3"><text:s text:c="14"/></text:span></text:p>
        </draw:text-box>
      </draw:frame>
      <draw:frame draw:name="Slide Number Placeholder 5" presentation:style-name="Mpr11" draw:text-style-name="MP15" draw:layer="backgroundobjects" svg:width="1.768cm" svg:height="0.896cm" svg:x="0.44cm" svg:y="0.457cm" presentation:class="page-number" presentation:user-transformed="true">
        <draw:text-box>
          <text:p text:style-name="MP14"><text:span text:style-name="MT4"><text:page-number>1</text:page-number></text:span></text:p>
        </draw:text-box>
      </draw:frame>
      <draw:custom-shape draw:name="TextBox 6" draw:style-name="Mgr7" draw:text-style-name="MP17" draw:layer="backgroundobjects" svg:width="1.154cm" svg:height="1.013cm" svg:x="6.097cm" svg:y="1.781cm">
        <text:p text:style-name="MP16"><text:span text:style-name="MT11">z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ventory Management System</dc:title>
    <meta:initial-creator>Aditya Jadhav</meta:initial-creator>
    <meta:editing-cycles>6</meta:editing-cycles>
    <meta:creation-date>2020-08-06T13:30:26</meta:creation-date>
    <dc:date>2020-08-07T01:38:20.373763592</dc:date>
    <meta:editing-duration>PT57M49S</meta:editing-duration>
    <meta:generator>LibreOffice/6.4.4.2$Linux_X86_64 LibreOffice_project/40$Build-2</meta:generator>
    <meta:document-statistic meta:object-count="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TM16401375[[fn=Madison]]" xlink:href=""/>
  </office:meta>
</office:document-meta>
</file>